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ans-serif"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style:font-name="Liberation Sans"/>
    </style:style>
    <style:style style:name="P2" style:family="paragraph" style:parent-style-name="Standard">
      <style:paragraph-properties fo:text-align="center" style:justify-single-word="false"/>
      <style:text-properties style:font-name="Liberation Sans" officeooo:rsid="0019961f" officeooo:paragraph-rsid="0019961f"/>
    </style:style>
    <style:style style:name="P3" style:family="paragraph" style:parent-style-name="Standard">
      <style:text-properties style:font-name="Liberation Sans" officeooo:rsid="0019961f" officeooo:paragraph-rsid="0019961f"/>
    </style:style>
    <style:style style:name="P4" style:family="paragraph" style:parent-style-name="Text_20_body">
      <style:text-properties officeooo:paragraph-rsid="0019fc3f"/>
    </style:style>
    <style:style style:name="P5" style:family="paragraph" style:parent-style-name="Header">
      <style:text-properties officeooo:rsid="0021696e" officeooo:paragraph-rsid="0021696e"/>
    </style:style>
    <style:style style:name="P6" style:family="paragraph" style:parent-style-name="Heading_20_3">
      <style:text-properties style:font-name="Liberation Sans"/>
    </style:style>
    <style:style style:name="P7" style:family="paragraph" style:parent-style-name="Heading_20_3">
      <style:text-properties style:font-name="Liberation Sans" fo:font-size="14.1000003814697pt" style:font-size-asian="14.1000003814697pt" style:font-size-complex="14.1000003814697pt"/>
    </style:style>
    <style:style style:name="P8" style:family="paragraph" style:parent-style-name="Heading_20_3">
      <style:paragraph-properties>
        <style:tab-stops>
          <style:tab-stop style:position="12.852cm"/>
        </style:tab-stops>
      </style:paragraph-properties>
    </style:style>
    <style:style style:name="P9" style:family="paragraph" style:parent-style-name="Standard">
      <style:text-properties officeooo:rsid="001f115a" officeooo:paragraph-rsid="001f115a"/>
    </style:style>
    <style:style style:name="P10" style:family="paragraph" style:parent-style-name="Standard">
      <style:text-properties officeooo:paragraph-rsid="001f115a"/>
    </style:style>
    <style:style style:name="P11" style:family="paragraph" style:parent-style-name="Text_20_body">
      <style:text-properties style:font-name="Liberation Sans" fo:font-size="12pt" officeooo:rsid="0019bf29" officeooo:paragraph-rsid="0019bf29" style:font-size-asian="12pt" style:font-size-complex="12pt"/>
    </style:style>
    <style:style style:name="P12" style:family="paragraph" style:parent-style-name="Text_20_body">
      <style:text-properties style:font-name="Liberation Sans" fo:font-size="12pt" officeooo:rsid="0019fc3f" officeooo:paragraph-rsid="0019fc3f" style:font-size-asian="10.5pt" style:font-size-complex="12pt"/>
    </style:style>
    <style:style style:name="P13" style:family="paragraph" style:parent-style-name="Text_20_body">
      <style:text-properties officeooo:paragraph-rsid="001e18ba"/>
    </style:style>
    <style:style style:name="T1" style:family="text">
      <style:text-properties officeooo:rsid="0019961f"/>
    </style:style>
    <style:style style:name="T2" style:family="text">
      <style:text-properties fo:color="#c9211e"/>
    </style:style>
    <style:style style:name="T3" style:family="text">
      <style:text-properties fo:color="#c9211e" style:font-name="Liberation Sans" fo:font-size="14.1000003814697pt" style:font-size-asian="14.1000003814697pt" style:font-size-complex="14.1000003814697pt"/>
    </style:style>
    <style:style style:name="T4" style:family="text">
      <style:text-properties fo:color="#c9211e" fo:font-size="14.1000003814697pt" style:font-size-asian="14.1000003814697pt" style:font-size-complex="14.1000003814697pt"/>
    </style:style>
    <style:style style:name="T5" style:family="text">
      <style:text-properties fo:color="#c9211e" fo:font-size="14.1000003814697pt" officeooo:rsid="0019fc3f" style:font-size-asian="14.1000003814697pt" style:font-size-complex="14.1000003814697pt"/>
    </style:style>
    <style:style style:name="T6" style:family="text">
      <style:text-properties style:font-name="Liberation Sans" fo:font-size="14.1000003814697pt" style:font-size-asian="14.1000003814697pt" style:font-size-complex="14.1000003814697pt"/>
    </style:style>
    <style:style style:name="T7" style:family="text">
      <style:text-properties style:font-name="Liberation Sans" fo:font-size="14.1000003814697pt" officeooo:rsid="001cb745" style:font-size-asian="14.1000003814697pt" style:font-size-complex="14.1000003814697pt"/>
    </style:style>
    <style:style style:name="T8" style:family="text">
      <style:text-properties style:font-name="Liberation Sans" fo:font-size="14.1000003814697pt" officeooo:rsid="001e18ba" style:font-size-asian="14.1000003814697pt" style:font-size-complex="14.1000003814697pt"/>
    </style:style>
    <style:style style:name="T9" style:family="text">
      <style:text-properties style:font-name="Liberation Sans" fo:font-size="14.1000003814697pt" officeooo:rsid="001f115a" style:font-size-asian="14.1000003814697pt" style:font-size-complex="14.1000003814697pt"/>
    </style:style>
    <style:style style:name="T10" style:family="text">
      <style:text-properties style:font-name="Liberation Sans" fo:font-size="12pt" officeooo:rsid="0019bf29" style:font-size-asian="12pt" style:font-size-complex="12pt"/>
    </style:style>
    <style:style style:name="T11" style:family="text">
      <style:text-properties style:font-name="Liberation Sans" fo:font-size="12pt" officeooo:rsid="0019fc3f" style:font-size-asian="12pt" style:font-size-complex="12pt"/>
    </style:style>
    <style:style style:name="T12" style:family="text">
      <style:text-properties style:font-name="Liberation Sans" fo:font-size="13pt" style:font-size-asian="13pt" style:font-size-complex="13pt"/>
    </style:style>
    <style:style style:name="T13" style:family="text">
      <style:text-properties style:font-name="Liberation Sans" fo:font-size="13pt" officeooo:rsid="0010c69e" style:font-size-asian="13pt" style:font-size-complex="13pt"/>
    </style:style>
    <style:style style:name="T14" style:family="text">
      <style:text-properties style:font-name="Liberation Sans" fo:font-size="13pt" officeooo:rsid="001235c9" style:font-size-asian="13pt" style:font-size-complex="13pt"/>
    </style:style>
    <style:style style:name="T15" style:family="text">
      <style:text-properties fo:font-size="14.1000003814697pt" style:font-size-asian="14.1000003814697pt" style:font-size-complex="14.1000003814697pt"/>
    </style:style>
    <style:style style:name="T16" style:family="text">
      <style:text-properties fo:font-size="14.1000003814697pt" officeooo:rsid="0019fc3f" style:font-size-asian="14.1000003814697pt" style:font-size-complex="14.1000003814697pt"/>
    </style:style>
    <style:style style:name="T17" style:family="text">
      <style:text-properties officeooo:rsid="001f115a"/>
    </style:style>
    <style:style style:name="T18" style:family="text">
      <style:text-properties fo:font-size="13pt" style:font-size-asian="13pt" style:font-size-complex="13pt"/>
    </style:style>
    <style:style style:name="T19" style:family="text">
      <style:text-properties fo:color="#202124" style:font-name="arial" fo:font-size="13pt" style:font-size-asian="13pt" style:font-size-complex="13pt"/>
    </style:style>
    <style:style style:name="T20" style:family="text">
      <style:text-properties fo:color="#202124" style:font-name="arial" fo:font-size="13pt" officeooo:rsid="001235c9" style:font-size-asian="13pt" style:font-size-complex="13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1</text:p>
      <text:p text:style-name="P2"/>
      <text:h text:style-name="P6" text:outline-level="3"><text:span text:style-name="T2">1.</text:span> Define, diferenciándolos, los conceptos de información factual e información<text:line-break/>referencial.</text:h>
      <text:p text:style-name="P3">En los sistemas de información referencial devuelve los contenidos bibliográficos donde se encuentra la información, pero no da la información que se pide. Mientras tanto en los sistemas de información factual, te da la información que se pide para ser utilizada directamente.</text:p>
      <text:p text:style-name="P3"/>
      <text:h text:style-name="P7" text:outline-level="3"><text:span text:style-name="T2">2.</text:span> Pon algunos ejem<text:span text:style-name="T1">pl</text:span>os de datos no estructurados.</text:h>
      <text:p text:style-name="P11">Textos, datos multimedia.</text:p>
      <text:h text:style-name="P6" text:outline-level="3"><text:span text:style-name="T4">3.</text:span><text:span text:style-name="T15"> ¿Piensas que un sistema de bases de datos debe ser utilizado para una sola aplicación manteniendo aquellas que ya están programadas y en funcionamiento sobre una estructura clásica de ficheros? Supón que las aplicaciones tienen relación entre sí.</text:span></text:h>
      <text:p text:style-name="P4"><text:span text:style-name="T10">Seria rentable a corto plazo, </text:span><text:span text:style-name="T11">teniendo en cuenta la operación costosa de la instalación del sistema operativa y, ademas, la necesidad de un especialista. Otro problema importante es la falta de estandarización.</text:span></text:p>
      <text:h text:style-name="P8" text:outline-level="3"><text:span text:style-name="T5">4. </text:span><text:span text:style-name="T16">Los primitivos sistemas de información eran “sistemas orientados al proceso”.</text:span><text:span text:style-name="T6">¿Cómo han evolucionado estos sistemas y por qué?</text:span></text:h>
      <text:p text:style-name="P12">Al surgir una necesidad de una gestión mas racional del conjunto de datos, se satisface la necesidad de organizar la información de toda la organización. Ya que anteriormente los datos eran recogidos una sola vez sin estar diseñados para una aplicación concreta.</text:p>
      <text:h text:style-name="Heading_20_3" text:outline-level="3"><text:soft-page-break/><text:span text:style-name="T3">5. </text:span><text:span text:style-name="T6">¿Qué relación existe entre el sistema de información y la base de datos?</text:span></text:h>
      <text:h text:style-name="Heading_20_3" text:outline-level="3"><text:span text:style-name="T7">Que ambas sean ofrecidos por un único sistema.</text:span><text:span text:style-name="T6"><text:line-break/></text:span><text:span text:style-name="T3">6. </text:span><text:span text:style-name="T6">¿De qué partes está compuesto un sistema de información mecanizado?</text:span></text:h>
      <text:h text:style-name="Heading_20_3" text:outline-level="3"><text:span text:style-name="T8">Esta compuesto de los datos y su definición, del equipo físico, equipo lógico, administrador y usuario.</text:span><text:span text:style-name="T6"><text:line-break/></text:span><text:span text:style-name="T3">7.</text:span><text:span text:style-name="T6"> Pon ejemplos de al menos 3 Sistemas de Gestión de Bases de Datos y 1<text:line-break/>Sistema de Recuperación de la Información que utilicemos habitualmente o<text:line-break/>que estén implantados en nuestra sociedad.</text:span></text:h>
      <text:p text:style-name="P13"><text:span text:style-name="T8">SGDB: </text:span></text:p>
      <text:p text:style-name="P13"><text:span text:style-name="T8">supermercados para los productos, la policía local para el DNI y los institutos</text:span></text:p>
      <text:p text:style-name="P13"><text:span text:style-name="T8">SRI:</text:span></text:p>
      <text:h text:style-name="Heading_20_3" text:outline-level="3"><text:soft-page-break/><text:span text:style-name="T8">Internet</text:span><text:span text:style-name="T6"><text:line-break/></text:span><text:span text:style-name="T3">8.</text:span><text:span text:style-name="T6"> Asocia las siguientes características a los Sistemas de Información para la<text:line-break/>Gestión o a los S.I. para la toma de decisiones:<text:line-break/>a. Tratamiento no secuencial. </text:span><text:span text:style-name="T8">Gestión </text:span><text:span text:style-name="T6"><text:line-break/>b. Muchos formatos de salida distintos y estandarizados. </text:span><text:span text:style-name="T8">decisiones</text:span><text:span text:style-name="T6"><text:line-break/>c. Gran cantidad de datos. </text:span><text:span text:style-name="T8">gestión</text:span><text:span text:style-name="T6"><text:line-break/>d. Trabajamos con pocos datos pero con interrelaciones muy<text:line-break/>complejas. </text:span><text:span text:style-name="T8">gestión</text:span><text:span text:style-name="T6"><text:line-break/>e. Procesamiento secuencial. </text:span><text:span text:style-name="T8">decisión</text:span><text:span text:style-name="T6"><text:line-break/>f. Están dirigidos a los directivos de las empresas. </text:span><text:span text:style-name="T9">gestión</text:span><text:span text:style-name="T6"><text:line-break/>g. La aplicación de los ordenadores a las empresas surgió con este tipo<text:line-break/>de S.I. </text:span><text:span text:style-name="T9">gestion</text:span><text:span text:style-name="T6"><text:line-break/>h. Son procesos simples y repetitivos. </text:span><text:span text:style-name="T9">decision</text:span><text:span text:style-name="T6"><text:line-break/></text:span><text:span text:style-name="T3">9.</text:span><text:span text:style-name="T6"> ¿Cuál es la principal diferencia entre un fichero maestro y uno de<text:line-break/>constantes?</text:span></text:h>
      <text:h text:style-name="Heading_20_3" text:outline-level="3"><text:span text:style-name="T9">El maestro tiene constantes actualizaciones y el constante se actualiza cada cierto tiempo.</text:span><text:span text:style-name="T6"><text:line-break/></text:span><text:span text:style-name="T3">10. </text:span><text:span text:style-name="T6">¿Cuáles son las principales propiedades de un fichero secuencial? ¿Para<text:line-break/>qué tipo de ficheros piensas que son más útiles? Razona tu respuesta.</text:span></text:h>
      <text:p text:style-name="P9"><text:span text:style-name="Fuente_20_de_20_párrafo_20_predeter."><text:span text:style-name="T12">Se tratan de ficheros que solo se pueden leer en un orden específico es decir cuando lees el primero tienes que pasar a leer el siguiente y así sucesivamente, por lo cual si quieres añadir información la tienes que añadir siempre al final del fichero.</text:span></text:span></text:p>
      <text:h text:style-name="Heading_20_3" text:outline-level="3"><text:span text:style-name="Fuente_20_de_20_párrafo_20_predeter."><text:span text:style-name="T2">11.</text:span></text:span><text:span text:style-name="Fuente_20_de_20_párrafo_20_predeter."> ¿Qué es un índice? ¿Qué utilidad tiene?</text:span></text:h>
      <text:p text:style-name="P9"><text:span text:style-name="Fuente_20_de_20_párrafo_20_predeter."><text:span text:style-name="T12">Un índice es una información que se da al principio de los ficheros para poder encontrar lo que busques de una manera más rápida y efectiva.</text:span></text:span></text:p>
      <text:p text:style-name="P9"><text:span text:style-name="Fuente_20_de_20_párrafo_20_predeter."><text:span text:style-name="T12"/></text:span></text:p>
      <text:h text:style-name="Heading_20_3" text:outline-level="3"><text:span text:style-name="Fuente_20_de_20_párrafo_20_predeter."><text:span text:style-name="T2">12. </text:span></text:span><text:span text:style-name="Fuente_20_de_20_párrafo_20_predeter.">Elige un libro cualquiera. Míralo atentamente y, a continuación, indica al menos una característica que el libro tenga en común con:</text:span></text:h>
      <text:p text:style-name="P10"><text:span text:style-name="Fuente_20_de_20_párrafo_20_predeter."><text:span text:style-name="T18"><text:s/></text:span></text:span></text:p>
      <text:p text:style-name="P9"><text:span text:style-name="Fuente_20_de_20_párrafo_20_predeter."><text:span text:style-name="T12">a. Los archivos secuenciales.</text:span></text:span></text:p>
      <text:p text:style-name="P9"><text:span text:style-name="Fuente_20_de_20_párrafo_20_predeter."><text:span text:style-name="T13">Pasar las páginas</text:span></text:span></text:p>
      <text:p text:style-name="P9"><text:span text:style-name="Fuente_20_de_20_párrafo_20_predeter."><text:span text:style-name="T12">b. Los archivos relativos. </text:span></text:span></text:p>
      <text:p text:style-name="P9"><text:span text:style-name="Fuente_20_de_20_párrafo_20_predeter."><text:span text:style-name="T13">El inicio de cada capítulo.</text:span></text:span></text:p>
      <text:p text:style-name="P9"><text:span text:style-name="Fuente_20_de_20_párrafo_20_predeter."><text:span text:style-name="T12">c. Los archivos indexados.</text:span></text:span></text:p>
      <text:p text:style-name="P9"><text:span text:style-name="Fuente_20_de_20_párrafo_20_predeter."><text:span text:style-name="T13">Índice</text:span></text:span></text:p>
      <text:p text:style-name="P9"><text:span text:style-name="Fuente_20_de_20_párrafo_20_predeter."><text:span text:style-name="T12"/></text:span></text:p>
      <text:h text:style-name="Heading_20_3" text:outline-level="3"><text:soft-page-break/><text:span text:style-name="Fuente_20_de_20_párrafo_20_predeter."><text:span text:style-name="T2">13.</text:span></text:span><text:span text:style-name="Fuente_20_de_20_párrafo_20_predeter."> Es posible que tengas un teléfono móvil y, en ese caso, seguro que dispones de una agenda con los números de amigos y personas conocidas.Atendiendo a la manera de acceder a los datos, ¿a qué tipo de ficher</text:span><text:span text:style-name="Fuente_20_de_20_párrafo_20_predeter."><text:span text:style-name="T17">o </text:span></text:span><text:span text:style-name="Fuente_20_de_20_párrafo_20_predeter.">crees que se parece más? Razona la respuesta.</text:span></text:h>
      <text:p text:style-name="P9"><text:span text:style-name="Fuente_20_de_20_párrafo_20_predeter."><text:span text:style-name="T12">Lo más parecido sería un acceso </text:span></text:span><text:span text:style-name="Fuente_20_de_20_párrafo_20_predeter."><text:span text:style-name="T14">calculado</text:span></text:span><text:span text:style-name="Fuente_20_de_20_párrafo_20_predeter."><text:span text:style-name="T12"> ya que los contactos están ordenados por orden alfabético.</text:span></text:span></text:p>
      <text:p text:style-name="P9"><text:span text:style-name="Fuente_20_de_20_párrafo_20_predeter."><text:span text:style-name="T12"/></text:span></text:p>
      <text:h text:style-name="Heading_20_3" text:outline-level="3"><text:span text:style-name="Fuente_20_de_20_párrafo_20_predeter."><text:span text:style-name="T2">14.</text:span></text:span><text:span text:style-name="Fuente_20_de_20_párrafo_20_predeter."> Cita al menos 3 ventajas de las Bases de Datos pero relacionándolas con la forma de trabajar de los antiguos sistemas de ficheros clásicos.</text:span></text:h>
      <text:p text:style-name="P10"><text:span text:style-name="Fuente_20_de_20_párrafo_20_predeter."><text:span text:style-name="T18">-</text:span></text:span><text:span text:style-name="Fuente_20_de_20_párrafo_20_predeter."><text:span text:style-name="T19"> Acceso rápido a los datos </text:span></text:span><text:span text:style-name="Fuente_20_de_20_párrafo_20_predeter."><text:span text:style-name="T20">ya que se guardaban ellos datos en diferentes carpetas</text:span></text:span></text:p>
      <text:p text:style-name="P10"><text:span text:style-name="Fuente_20_de_20_párrafo_20_predeter."><text:span text:style-name="T19">- Evita</text:span></text:span><text:span text:style-name="Fuente_20_de_20_párrafo_20_predeter."><text:span text:style-name="T20">r</text:span></text:span><text:span text:style-name="Fuente_20_de_20_párrafo_20_predeter."><text:span text:style-name="T19"> los datos </text:span></text:span><text:span text:style-name="Fuente_20_de_20_párrafo_20_predeter."><text:span text:style-name="T20">duplicados al estar repartida en diferentes carpetas los datos se pueden repetir.</text:span></text:span></text:p>
      <text:p text:style-name="P10"><text:span text:style-name="Fuente_20_de_20_párrafo_20_predeter."><text:span text:style-name="T19">- Aumenta la productividad, </text:span></text:span><text:span text:style-name="Fuente_20_de_20_párrafo_20_predeter."><text:span text:style-name="T20">al estar todos los datos en una misma carpeta se pueden acceder mas rápido a lo que necesites.</text:span></text:span></text:p>
      <text:p text:style-name="P9"><text:span text:style-name="Fuente_20_de_20_párrafo_20_predeter."><text:span text:style-name="T12"/></text:span></text:p>
      <text:h text:style-name="Heading_20_3" text:outline-level="3"><text:span text:style-name="Fuente_20_de_20_párrafo_20_predeter."><text:span text:style-name="T2">15.</text:span></text:span><text:span text:style-name="Fuente_20_de_20_párrafo_20_predeter."> Escribe una definición intuitiva de Base de Datos, nombra asimismo los componentes que piensas que la forman.</text:span></text:h>
      <text:p text:style-name="P9"><text:span text:style-name="Fuente_20_de_20_párrafo_20_predeter."><text:span text:style-name="T19">Una base de datos es un </text:span></text:span><text:span text:style-name="Fuente_20_de_20_párrafo_20_predeter."><text:span text:style-name="T20">sistema de información</text:span></text:span><text:span text:style-name="Fuente_20_de_20_párrafo_20_predeter."><text:span text:style-name="T19"> capaz de almacenar grandes cantidades de datos, que pueden ser consultados rápidamente. </text:span></text:span><text:span text:style-name="Fuente_20_de_20_párrafo_20_predeter."><text:span text:style-name="T20">Hardware,Software, usuarios, administradores.</text:span></text:span></text:p>
      <text:p text:style-name="P9"><text:span text:style-name="Fuente_20_de_20_párrafo_20_predeter."><text:span text:style-name="T1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ans-serif"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1696e" officeooo:paragraph-rsid="0021696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Aitana García Pérez</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8T10:10:48.940303612</meta:creation-date>
    <dc:date>2022-10-03T09:43:07.368888438</dc:date>
    <meta:editing-duration>PT20M47S</meta:editing-duration>
    <meta:editing-cycles>3</meta:editing-cycles>
    <meta:generator>LibreOffice/6.4.7.2$Linux_X86_64 LibreOffice_project/40$Build-2</meta:generator>
    <meta:document-statistic meta:table-count="0" meta:image-count="0" meta:object-count="0" meta:page-count="4" meta:paragraph-count="37" meta:word-count="742" meta:character-count="4598" meta:non-whitespace-character-count="3888"/>
  </office:meta>
</office:document-meta>
</file>